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.8" calcext:value-type="float">
            <text:p>95.8</text:p>
          </table:table-cell>
          <table:table-cell table:style-name="ce14" office:value-type="float" office:value="94.9" calcext:value-type="float">
            <text:p>94.9</text:p>
          </table:table-cell>
          <table:table-cell table:style-name="ce15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64.4" calcext:value-type="float">
            <text:p>64.4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7.1" calcext:value-type="float">
            <text:p>97.1</text:p>
          </table:table-cell>
          <table:table-cell table:style-name="ce14" office:value-type="float" office:value="96.9" calcext:value-type="float">
            <text:p>96.9</text:p>
          </table:table-cell>
          <table:table-cell table:style-name="ce15" office:value-type="float" office:value="97" calcext:value-type="float">
            <text:p>97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3" calcext:value-type="float">
            <text:p>75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/>
          <table:table-cell table:style-name="ce24"/>
          <table:table-cell table:number-columns-repeated="2" table:style-name="ce14" office:value-type="float" office:value="95.3" calcext:value-type="float">
            <text:p>95.3</text:p>
          </table:table-cell>
          <table:table-cell table:style-name="ce15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7" calcext:value-type="float">
            <text:p>75.7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table:style-name="ce18" office:value-type="string" calcext:value-type="string">
            <text:p>CTB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3" calcext:value-type="float">
            <text:p>0.003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5.67" calcext:value-type="float">
            <text:p>95.67</text:p>
          </table:table-cell>
          <table:table-cell table:style-name="ce24" office:value-type="float" office:value="95.17" calcext:value-type="float">
            <text:p>95.17</text:p>
          </table:table-cell>
          <table:table-cell table:style-name="ce24" office:value-type="float" office:value="95.42" calcext:value-type="float">
            <text:p>95.42</text:p>
          </table:table-cell>
          <table:table-cell table:style-name="ce24" office:value-type="float" office:value="96.38" calcext:value-type="float">
            <text:p>96.38</text:p>
          </table:table-cell>
          <table:table-cell table:style-name="ce14" office:value-type="float" office:value="95.4" calcext:value-type="float">
            <text:p>95.4</text:p>
          </table:table-cell>
          <table:table-cell table:style-name="ce14"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string" calcext:value-type="string">
            <text:p>4.14M</text:p>
          </table:table-cell>
        </table:table-row>
        <table:table-row table:style-name="ro2">
          <table:table-cell table:style-name="ce18" office:value-type="string" calcext:value-type="string">
            <text:p>UD</text:p>
          </table:table-cell>
          <table:table-cell table:style-name="ce1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00/00/00</text:date>, <text:time style:data-style-name="N2" text:time-value="09:27:21.863937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17T09:28:25.303516974</dc:date>
    <meta:editing-duration>PT15H8M9S</meta:editing-duration>
    <meta:editing-cycles>41</meta:editing-cycles>
    <meta:generator>LibreOffice/6.2.1.2$Linux_X86_64 LibreOffice_project/20$Build-2</meta:generator>
    <meta:document-statistic meta:table-count="1" meta:cell-count="97" meta:object-count="0"/>
  </office:meta>
</office:document-meta>
</file>